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e83" officeooo:paragraph-rsid="0012d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7:25:33.808526438</meta:creation-date>
    <dc:date>2018-03-12T17:25:43.731227233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